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7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0" style:family="paragraph" style:parent-style-name="Text_20_body">
      <style:paragraph-properties fo:margin-top="0in" fo:margin-bottom="0in" fo:line-height="113%"/>
    </style:style>
    <style:style style:name="P11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in" fo:margin-bottom="0in" fo:line-height="113%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in" fo:margin-bottom="0in" fo:line-height="113%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7-9 <text:s/>Cooldown: .5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. Catch the boomerang on the way back to reset <text:s text:c="2"/>the cooldown.</text:p>
      <text:p text:style-name="P4"><text:s text:c="23"/>Damage: 14-16 <text:s text:c="7"/>Cooldown: 9s</text:p>
      <text:p text:style-name="Text_20_body"/>
      <text:p text:style-name="P4">Snipe - Shoots a long range powerful beam of energy that always causes a critical hit.</text:p>
      <text:p text:style-name="P4"><text:s text:c="22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5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Barrell Rol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7">ARMOR</text:p>
      <text:p text:style-name="P6">Weapon</text:p>
      <text:p text:style-name="P6"/>
      <text:p text:style-name="P8">Damage</text:p>
      <text:p text:style-name="P8"><text:s text:c="3"/>5% per point</text:p>
      <text:p text:style-name="P8"><text:s text:c="2"/>Points: 5</text:p>
      <text:p text:style-name="P8"/>
      <text:p text:style-name="P8">Attack Speed </text:p>
      <text:p text:style-name="P8"><text:s text:c="2"/>5% per point</text:p>
      <text:p text:style-name="P8"><text:s text:c="2"/>Points: 5</text:p>
      <text:p text:style-name="P8"/>
      <text:p text:style-name="P8">Crit Chance</text:p>
      <text:p text:style-name="P8"><text:s text:c="2"/>%10 per point</text:p>
      <text:p text:style-name="P8"><text:s text:c="2"/>Points: 3</text:p>
      <text:p text:style-name="P6"/>
      <text:p text:style-name="P8">Brass Knuckles (unlockable)</text:p>
      <text:p text:style-name="P8"><text:s text:c="2"/>+25% melee damage per point</text:p>
      <text:p text:style-name="P8"><text:s text:c="2"/>Points: 2</text:p>
      <text:p text:style-name="P8"/>
      <text:p text:style-name="P8">Life Leech: (unlockable)</text:p>
      <text:p text:style-name="P8"><text:s text:c="2"/>+1 life leech per hit</text:p>
      <text:p text:style-name="P8"><text:s text:c="2"/>Points: 1</text:p>
      <text:p text:style-name="P8"/>
      <text:p text:style-name="P8">Crit Damage (unlockable)</text:p>
      <text:p text:style-name="P8"><text:s text:c="3"/>+50% crit damage</text:p>
      <text:p text:style-name="P8"><text:s text:c="3"/>Points: 2</text:p>
      <text:p text:style-name="P8"/>
      <text:p text:style-name="P6"><text:soft-page-break/>Helm</text:p>
      <text:p text:style-name="P8">Retinal Implant: </text:p>
      <text:p text:style-name="P10"><text:span text:style-name="Default_20_Paragraph_20_Font"><text:span text:style-name="T2"><text:s text:c="2"/>-see enemy health bars</text:span></text:span></text:p>
      <text:p text:style-name="P8"><text:s text:c="3"/>Points: 1</text:p>
      <text:p text:style-name="P8"/>
      <text:p text:style-name="P8">Steroid Potions </text:p>
      <text:p text:style-name="P8"><text:s text:c="2"/>-Using a potion resets all cooldowns</text:p>
      <text:p text:style-name="P8"><text:s text:c="2"/>Points: 1</text:p>
      <text:p text:style-name="P8"/>
      <text:p text:style-name="P8">Upgraded Radar: <text:s/>(unlockable)</text:p>
      <text:p text:style-name="P8"><text:s text:c="2"/>-see enemies objectives on radar <text:s/></text:p>
      <text:p text:style-name="P8"><text:s text:c="2"/>Points: 1</text:p>
      <text:p text:style-name="P8"/>
      <text:p text:style-name="P8">Double Gold Find: (unlockable)</text:p>
      <text:p text:style-name="P8">-double the value of gold you collect</text:p>
      <text:p text:style-name="P8"><text:s text:c="2"/>Points: 1</text:p>
      <text:p text:style-name="P8"><text:s text:c="2"/></text:p>
      <text:p text:style-name="P8">Healing Effectiveness (unlockable)</text:p>
      <text:p text:style-name="P8"><text:s text:c="2"/>+15% healing effectiveness per point</text:p>
      <text:p text:style-name="P8"><text:s text:c="2"/>Points: 3</text:p>
      <text:p text:style-name="P8"/>
      <text:p text:style-name="P6">Armor</text:p>
      <text:p text:style-name="P8"/>
      <text:p text:style-name="P8">Health</text:p>
      <text:p text:style-name="P8"><text:s text:c="2"/>+10 health per point</text:p>
      <text:p text:style-name="P8"><text:s text:c="2"/>Points: 10</text:p>
      <text:p text:style-name="P8"/>
      <text:p text:style-name="P8">Number of Potions</text:p>
      <text:p text:style-name="P8"><text:s text:c="2"/>+1 extra potion per point</text:p>
      <text:p text:style-name="P8"><text:s text:c="2"/>Points: 5</text:p>
      <text:p text:style-name="P8"/>
      <text:p text:style-name="P8">Hardened Armor</text:p>
      <text:p text:style-name="P8"><text:s text:c="2"/>-Enemies can no longer critical hit you</text:p>
      <text:p text:style-name="P8"><text:s text:c="2"/>Points: 1</text:p>
      <text:p text:style-name="P8"/>
      <text:p text:style-name="P8">Hard to Kill (unlockable)</text:p>
      <text:p text:style-name="P8"><text:s text:c="2"/>-When below 33% health, DR is incresed +50%</text:p>
      <text:p text:style-name="P8"><text:s text:c="2"/>Points: 1</text:p>
      <text:p text:style-name="P8"/>
      <text:p text:style-name="P8">Proximity Shields: (unlockable)</text:p>
      <text:p text:style-name="P8"><text:s text:c="3"/>+15% damage reduction when at close range</text:p>
      <text:p text:style-name="P8">Points: 2</text:p>
      <text:p text:style-name="P8"/>
      <text:p text:style-name="P8">Thorns (unlockable)</text:p>
      <text:p text:style-name="P8"><text:s text:c="2"/>+10% Thorns damage per point</text:p>
      <text:p text:style-name="P8"><text:s text:c="2"/>Points: 3</text:p>
      <text:p text:style-name="P6"><text:soft-page-break/><text:line-break/>Boots</text:p>
      <text:p text:style-name="P6"/>
      <text:p text:style-name="P8">Double Jump</text:p>
      <text:p text:style-name="P8"><text:s text:c="2"/>-Gives you a second jump after your first one</text:p>
      <text:p text:style-name="P8"><text:s text:c="2"/>Points:1</text:p>
      <text:p text:style-name="P8"/>
      <text:p text:style-name="P8">CC reduction </text:p>
      <text:p text:style-name="P8"><text:s text:c="2"/>+20% CC Reduction</text:p>
      <text:p text:style-name="P8"><text:s text:c="2"/>Points: 3</text:p>
      <text:p text:style-name="P8"/>
      <text:p text:style-name="P8">Jetpack (unlockable)</text:p>
      <text:p text:style-name="P8"><text:s text:c="2"/>-Gives you a jetpack you can fire to hover in place</text:p>
      <text:p text:style-name="P8"><text:s text:c="2"/>Points: 1</text:p>
      <text:p text:style-name="P8"/>
      <text:p text:style-name="P8">Move Speed (unlockable)</text:p>
      <text:p text:style-name="P8"><text:s text:c="2"/>+5% Move Speed</text:p>
      <text:p text:style-name="P8"><text:s text:c="2"/>Points: 5</text:p>
      <text:p text:style-name="Text_20_body"><text:s text:c="2"/></text:p>
      <text:p text:style-name="Text_20_body"/>
      <text:p text:style-name="Text_20_body"><text:line-break/></text:p>
      <text:p text:style-name="P9">Modifier Ideas:</text:p>
      <text:p text:style-name="P10">Weapon - After a crit, gain 50% attack speed for 5 seconds</text:p>
      <text:p text:style-name="P11">Weapon - Ranged attacks have a 50% to slow</text:p>
      <text:p text:style-name="P11">Weapon - Attacks against stunned/slowed enemies are garunteed to crit</text:p>
      <text:p text:style-name="P11">Weapon - Increase stun and slow duration</text:p>
      <text:p text:style-name="P11"/>
      <text:p text:style-name="P11"/>
      <text:p text:style-name="P13">NG+ skill ideas</text:p>
      <text:p text:style-name="P13"/>
      <text:p text:style-name="P11">Double damage of boomerang, but double the cooldown penalty if you miss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9H58M16S</meta:editing-duration>
    <meta:editing-cycles>68</meta:editing-cycles>
    <meta:generator>OpenOffice.org/3.4.1$Win32 OpenOffice.org_project/341m1$Build-9593</meta:generator>
    <dc:date>2015-01-20T16:39:16.64</dc:date>
    <meta:document-statistic meta:table-count="0" meta:image-count="0" meta:object-count="0" meta:page-count="4" meta:paragraph-count="116" meta:word-count="598" meta:character-count="4222"/>
    <meta:user-defined meta:name="Info 1"/>
    <meta:user-defined meta:name="Info 2"/>
    <meta:user-defined meta:name="Info 3"/>
    <meta:user-defined meta:name="Info 4"/>
  </office:meta>
</office:document-meta>
</file>